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8.15cm" fo:min-width="18.7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04cm" fo:min-width="2.9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705cm" fo:min-width="2.97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04cm" fo:min-width="11.7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97cm" fo:min-width="4.69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158cm" fo:min-width="6.93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49cm" fo:min-width="2.83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93cm" fo:min-width="3.9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97cm" fo:min-width="4.61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.212cm" svg:height="18.4cm" svg:x="4.3cm" svg:y="1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42cm" svg:height="0.962cm" svg:x="24cm" svg:y="3.5cm">
          <draw:text-box>
            <text:p>Capa 1</text:p>
          </draw:text-box>
        </draw:frame>
        <draw:frame draw:style-name="gr2" draw:layer="layout" svg:width="2.542cm" svg:height="0.962cm" svg:x="23.958cm" svg:y="7.538cm">
          <draw:text-box>
            <text:p>Capa 2</text:p>
          </draw:text-box>
        </draw:frame>
        <draw:frame draw:style-name="gr2" draw:layer="layout" svg:width="2.542cm" svg:height="0.962cm" svg:x="23.858cm" svg:y="13.338cm">
          <draw:text-box>
            <text:p>Capa 3</text:p>
          </draw:text-box>
        </draw:frame>
        <draw:frame draw:style-name="gr2" draw:layer="layout" svg:width="2.542cm" svg:height="0.962cm" svg:x="23.9cm" svg:y="17.338cm">
          <draw:text-box>
            <text:p>Capa 4</text:p>
          </draw:text-box>
        </draw:frame>
        <draw:custom-shape draw:style-name="gr3" draw:text-style-name="P1" xml:id="id1" draw:id="id1" draw:layer="layout" svg:width="3.684cm" svg:height="2.164cm" svg:x="11.143cm" svg:y="2.681cm">
          <text:p text:style-name="P1">Front End</text:p>
          <text:p text:style-name="P1">(Navegad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684cm" svg:height="2.165cm" svg:x="15.266cm" svg:y="7.01cm">
          <text:p text:style-name="P1">Aplicación</text:p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12.545cm" svg:height="3.05cm" svg:x="7.107cm" svg:y="6.617cm">
          <text:p text:style-name="P2">Servidor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5.439cm" svg:height="2.46cm" svg:x="16.757cm" svg:y="11.93cm">
          <text:p text:style-name="P1">Administrador </text:p>
          <text:p text:style-name="P1">de </text:p>
          <text:p text:style-name="P1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7.698cm" svg:height="2.668cm" svg:x="7.2cm" svg:y="11.8cm">
          <text:p text:style-name="P2">Integración</text:p>
          <text:p text:style-name="P2">con</text:p>
          <text:p text:style-name="P2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09cm" svg:height="1.771cm" svg:x="10.967cm" svg:y="12.52cm">
          <text:p text:style-name="P1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4.65cm" svg:height="2.263cm" svg:x="6.844cm" svg:y="16.948cm">
          <text:p text:style-name="P1">Base</text:p>
          <text:p text:style-name="P1">de</text:p>
          <text:p text:style-name="P1">Da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5.352cm" svg:height="2.46cm" svg:x="16.406cm" svg:y="16.948cm">
          <text:p text:style-name="P1">Disco</text:p>
          <text:p text:style-name="P1">Du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4.3cm" svg:y1="5.337cm" svg:x2="23.6cm" svg:y2="5.337cm">
          <text:p/>
        </draw:line>
        <draw:line draw:style-name="gr11" draw:text-style-name="P1" draw:layer="layout" svg:x1="4.3cm" svg:y1="10.651cm" svg:x2="23.6cm" svg:y2="10.651cm">
          <text:p/>
        </draw:line>
        <draw:line draw:style-name="gr11" draw:text-style-name="P1" draw:layer="layout" svg:x1="4.3cm" svg:y1="15.866cm" svg:x2="23.6cm" svg:y2="15.866cm">
          <text:p/>
        </draw:line>
        <draw:connector draw:style-name="gr12" draw:text-style-name="P1" draw:layer="layout" draw:type="lines" svg:x1="12.985cm" svg:y1="4.845cm" svg:x2="13.379cm" svg:y2="6.617cm" draw:start-shape="id1" draw:start-glue-point="2" draw:end-shape="id2" svg:d="M12985 4845v502l394 769v501" svg:viewBox="0 0 395 1773">
          <text:p/>
        </draw:connector>
        <draw:connector draw:style-name="gr12" draw:text-style-name="P1" draw:layer="layout" draw:type="lines" svg:x1="17.108cm" svg:y1="9.175cm" svg:x2="19.476cm" svg:y2="11.93cm" draw:start-shape="id3" draw:start-glue-point="2" draw:end-shape="id4" draw:end-glue-point="0" svg:d="M17108 9175v501l2368 1753v501" svg:viewBox="0 0 2369 2756">
          <text:p/>
        </draw:connector>
        <draw:connector draw:style-name="gr12" draw:text-style-name="P1" draw:layer="layout" draw:type="lines" svg:x1="15.266cm" svg:y1="8.092cm" svg:x2="11.049cm" svg:y2="11.8cm" draw:start-shape="id3" draw:start-glue-point="3" draw:end-shape="id5" draw:end-glue-point="0" svg:d="M15266 8092h-501l-3716 3207v501" svg:viewBox="0 0 4218 3709">
          <text:p/>
        </draw:connector>
        <draw:connector draw:style-name="gr12" draw:text-style-name="P1" draw:layer="layout" draw:type="lines" svg:x1="7.107cm" svg:y1="8.142cm" svg:x2="6.844cm" svg:y2="18.079cm" draw:start-shape="id2" draw:start-glue-point="3" draw:end-shape="id6" draw:end-glue-point="3" svg:d="M7107 8142h-502l-262 9937h501" svg:viewBox="0 0 765 9938">
          <text:p/>
        </draw:connector>
        <draw:connector draw:style-name="gr12" draw:text-style-name="P1" draw:layer="layout" draw:type="lines" svg:x1="19.476cm" svg:y1="14.39cm" svg:x2="9.169cm" svg:y2="16.948cm" draw:start-shape="id4" draw:start-glue-point="2" draw:end-shape="id6" draw:end-glue-point="0" svg:d="M19476 14390v502l-10307 1554v502" svg:viewBox="0 0 10308 2559">
          <text:p/>
        </draw:connector>
        <draw:connector draw:style-name="gr12" draw:text-style-name="P1" draw:layer="layout" draw:type="lines" svg:x1="19.476cm" svg:y1="14.39cm" svg:x2="19.082cm" svg:y2="16.948cm" draw:start-shape="id4" draw:start-glue-point="2" draw:end-shape="id7" draw:end-glue-point="0" svg:d="M19476 14390v502l-394 1555v501" svg:viewBox="0 0 395 2559">
          <text:p/>
        </draw:connector>
        <draw:connector draw:style-name="gr12" draw:text-style-name="P1" draw:layer="layout" draw:type="lines" svg:x1="11.049cm" svg:y1="14.468cm" svg:x2="16.406cm" svg:y2="18.178cm" draw:start-shape="id5" draw:start-glue-point="2" draw:end-shape="id7" draw:end-glue-point="3" svg:d="M11049 14468v502l4856 3208h501" svg:viewBox="0 0 5358 3711">
          <text:p/>
        </draw:connector>
        <draw:frame draw:style-name="gr13" draw:layer="layout" svg:width="2.471cm" svg:height="0.962cm" svg:x="1.229cm" svg:y="2.938cm">
          <draw:text-box>
            <text:p>Cliente</text:p>
          </draw:text-box>
        </draw:frame>
        <draw:frame draw:style-name="gr13" draw:layer="layout" svg:width="2.86cm" svg:height="0.962cm" svg:x="0.8cm" svg:y="11.538cm">
          <draw:text-box>
            <text:p>Servidor</text:p>
          </draw:text-box>
        </draw:frame>
        <draw:line draw:style-name="gr11" draw:text-style-name="P1" draw:layer="layout" svg:x1="3.6cm" svg:y1="5.5cm" svg:x2="3.6cm" svg:y2="19.8cm">
          <text:p/>
        </draw:line>
        <draw:line draw:style-name="gr12" draw:text-style-name="P1" draw:layer="layout" svg:x1="3.6cm" svg:y1="5.5cm" svg:x2="4.4cm" svg:y2="5.5cm">
          <text:p/>
        </draw:line>
        <draw:line draw:style-name="gr12" draw:text-style-name="P1" draw:layer="layout" svg:x1="3.6cm" svg:y1="19.7cm" svg:x2="4.4cm" svg:y2="19.7cm">
          <text:p/>
        </draw:line>
        <draw:line draw:style-name="gr11" draw:text-style-name="P1" draw:layer="layout" svg:x1="3.6cm" svg:y1="1.8cm" svg:x2="3.6cm" svg:y2="5cm">
          <text:p/>
        </draw:line>
        <draw:line draw:style-name="gr12" draw:text-style-name="P1" draw:layer="layout" svg:x1="3.6cm" svg:y1="4.9cm" svg:x2="4.6cm" svg:y2="4.9cm">
          <text:p/>
        </draw:line>
        <draw:line draw:style-name="gr12" draw:text-style-name="P1" draw:layer="layout" svg:x1="3.6cm" svg:y1="1.8cm" svg:x2="4.5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6:48:37.603704258</meta:creation-date>
    <dc:date>2016-11-02T14:40:41.948274724</dc:date>
    <dc:creator>Erik Velasquez</dc:creator>
    <meta:editing-duration>PT20M38S</meta:editing-duration>
    <meta:editing-cycles>6</meta:editing-cycles>
    <meta:generator>LibreOffice/4.3.7.2$Linux_X86_64 LibreOffice_project/430$Build-2</meta:generator>
    <meta:document-statistic meta:object-count="31"/>
  </office:meta>
</office:document-meta>
</file>